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style:text-autospace="none"/>
      <style:text-properties style:font-name="Courier New" fo:font-size="11pt" fo:language="en" fo:country="US" style:font-name-asian="Calibri" style:font-size-asian="11pt" style:font-name-complex="Courier New" style:font-size-complex="11pt"/>
    </style:style>
    <style:style style:name="P13" style:family="paragraph" style:parent-style-name="Standard_20__28_user_29_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4" style:family="paragraph" style:parent-style-name="Standard_20__28_user_29_">
      <style:paragraph-properties fo:text-align="justify" style:justify-single-word="false"/>
      <style:text-properties style:use-window-font-color="true" loext:opacity="0%" style:font-name="Times New Roman" fo:font-size="14pt" fo:language="ru" fo:country="RU" officeooo:rsid="00191547" officeooo:paragraph-rsid="002a1de4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1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1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0a1828" officeooo:paragraph-rsid="001b2fa8" style:font-size-asian="14pt" style:font-size-complex="14pt"/>
    </style:style>
    <style:style style:name="P1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2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2a1de4" style:font-size-asian="14pt" style:font-size-complex="14pt"/>
    </style:style>
    <style:style style:name="P2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style:font-size-asian="14pt" style:font-size-complex="14pt" style:font-weight-complex="bold"/>
    </style:style>
    <style:style style:name="P2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3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24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rsid="000a1828" officeooo:paragraph-rsid="001d9ca1" style:font-size-asian="14pt" style:font-weight-asian="bold" style:font-size-complex="14pt" style:font-weight-complex="bold"/>
    </style:style>
    <style:style style:name="P25" style:family="paragraph" style:parent-style-name="Standard" style:master-page-name="Standard">
      <style:paragraph-properties fo:margin-left="1.4772in" fo:margin-right="0in" fo:line-height="150%" fo:text-indent="0in" style:auto-text-indent="false" style:page-number="auto"/>
    </style:style>
    <style:style style:name="P26" style:family="paragraph" style:parent-style-name="Standard_20__28_user_29_">
      <style:paragraph-properties fo:margin-left="0in" fo:margin-right="0in" fo:line-height="150%" fo:text-indent="0.4925in" style:auto-text-indent="false"/>
      <style:text-properties fo:font-size="14pt" fo:font-weight="bold" officeooo:rsid="0006c868" officeooo:paragraph-rsid="001b2fa8" style:font-size-asian="14pt" style:font-weight-asian="bold" style:font-size-complex="14pt"/>
    </style:style>
    <style:style style:name="P2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6994a" officeooo:paragraph-rsid="002a69ac" style:font-size-asian="14pt" style:font-size-complex="14pt" style:font-weight-complex="bold"/>
    </style:style>
    <style:style style:name="P2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paragraph-rsid="002a69ac" style:font-size-asian="14pt" style:font-weight-asian="bold" style:font-size-complex="14pt"/>
    </style:style>
    <style:style style:name="P29" style:family="paragraph" style:parent-style-name="Standard_20__28_user_29_">
      <style:paragraph-properties fo:margin-left="0in" fo:margin-right="0in" fo:line-height="150%" fo:text-indent="0.4925in" style:auto-text-indent="false" fo:break-before="page"/>
      <style:text-properties fo:font-size="14pt" fo:font-weight="bold" officeooo:rsid="0006c868" officeooo:paragraph-rsid="001b2fa8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2fa8" style:font-weight-asian="bold"/>
    </style:style>
    <style:style style:name="T3" style:family="text">
      <style:text-properties fo:text-transform="uppercase"/>
    </style:style>
    <style:style style:name="T4" style:family="text">
      <style:text-properties fo:text-transform="uppercase" fo:font-size="14pt" fo:font-weight="bold" style:font-size-asian="14pt" style:font-weight-asian="bold" style:font-size-complex="14pt"/>
    </style:style>
    <style:style style:name="T5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6" style:family="text">
      <style:text-properties fo:text-transform="uppercase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22ccf2" style:font-size-asian="14pt" style:font-size-complex="14pt" style:font-weight-complex="bold"/>
    </style:style>
    <style:style style:name="T10" style:family="text">
      <style:text-properties fo:font-size="14pt" officeooo:rsid="00237a1a" style:font-size-asian="14pt" style:font-size-complex="14pt" style:font-weight-complex="bold"/>
    </style:style>
    <style:style style:name="T11" style:family="text">
      <style:text-properties fo:font-size="14pt" officeooo:rsid="002ac817" style:font-size-asian="14pt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weight="bold" style:font-name-asian="Calibri" style:font-size-asian="14pt" style:font-weight-asian="bold" style:font-size-complex="14pt" style:font-weight-complex="bold"/>
    </style:style>
    <style:style style:name="T14" style:family="text">
      <style:text-properties fo:font-size="14pt" fo:language="en" fo:country="US" fo:font-style="italic" style:font-size-asian="14pt" style:font-style-asian="italic" style:font-size-complex="14pt" style:font-style-complex="italic" style:font-weight-complex="bold"/>
    </style:style>
    <style:style style:name="T15" style:family="text">
      <style:text-properties fo:font-size="14pt" fo:language="en" fo:country="US" fo:font-style="italic" officeooo:rsid="0022ccf2" style:font-size-asian="14pt" style:font-style-asian="italic" style:font-size-complex="14pt" style:font-style-complex="italic" style:font-weight-complex="bold"/>
    </style:style>
    <style:style style:name="T16" style:family="text"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T17" style:family="text">
      <style:text-properties fo:font-size="14pt" fo:font-style="italic" style:font-size-asian="14pt" style:font-style-asian="italic" style:font-size-complex="14pt" style:font-style-complex="italic" style:font-weight-complex="bold"/>
    </style:style>
    <style:style style:name="T18" style:family="text">
      <style:text-properties fo:font-size="14pt" fo:font-style="italic" officeooo:rsid="0022ccf2" style:font-size-asian="14pt" style:font-style-asian="italic" style:font-size-complex="14pt" style:font-style-complex="italic" style:font-weight-complex="bold"/>
    </style:style>
    <style:style style:name="T19" style:family="text">
      <style:text-properties fo:color="#000000" loext:opacity="100%" fo:font-size="14pt" fo:font-weight="bold" style:font-size-asian="14pt" style:font-weight-asian="bold" style:font-size-complex="14pt"/>
    </style:style>
    <style:style style:name="T20" style:family="text">
      <style:text-properties fo:color="#000000" loext:opacity="100%" fo:font-size="14pt" style:font-size-asian="14pt" style:font-size-complex="14pt"/>
    </style:style>
    <style:style style:name="T21" style:family="text">
      <style:text-properties fo:color="#000000" loext:opacity="100%" style:font-name="Times New Roman" fo:font-size="14pt" fo:language="ru" fo:country="RU" fo:font-weight="bold" officeooo:rsid="002a69a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2" style:family="text">
      <style:text-properties fo:color="#000000" loext:opacity="100%" officeooo:rsid="0015593b"/>
    </style:style>
    <style:style style:name="T23" style:family="text">
      <style:text-properties fo:color="#000000" loext:opacity="100%" officeooo:rsid="002a1de4"/>
    </style:style>
    <style:style style:name="T24" style:family="text">
      <style:text-properties fo:color="#000000" loext:opacity="100%" officeooo:rsid="002a69ac"/>
    </style:style>
    <style:style style:name="T25" style:family="text">
      <style:text-properties fo:color="#ff0000" loext:opacity="100%" fo:font-size="14pt" fo:font-weight="bold" style:font-size-asian="14pt" style:font-weight-asian="bold" style:font-size-complex="14pt"/>
    </style:style>
    <style:style style:name="T26" style:family="text">
      <style:text-properties fo:font-variant="normal" fo:text-transform="none" fo:font-size="14pt" style:font-size-asian="14pt" style:font-size-complex="14pt"/>
    </style:style>
    <style:style style:name="T27" style:family="text">
      <style:text-properties fo:font-variant="normal" fo:text-transform="none" style:use-window-font-color="true" loext:opacity="0%" style:font-name="Times New Roman" fo:font-size="14pt" fo:letter-spacing="0.0035in" fo:language="ru" fo:country="RU" fo:font-weight="bold" officeooo:rsid="00285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8" style:family="text">
      <style:text-properties fo:font-variant="normal" fo:text-transform="none" style:use-window-font-color="true" loext:opacity="0%" style:font-name="Times New Roman" fo:font-size="14pt" fo:letter-spacing="0.0035in" fo:language="ru" fo:country="RU" fo:font-weight="bold" officeooo:rsid="002a69ac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9" style:family="text">
      <style:text-properties officeooo:rsid="00052f46"/>
    </style:style>
    <style:style style:name="T30" style:family="text">
      <style:text-properties style:use-window-font-color="true" loext:opacity="0%" style:font-name="Times New Roman" fo:font-size="14pt" fo:language="ru" fo:country="RU" officeooo:rsid="000f91f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1" style:family="text">
      <style:text-properties style:use-window-font-color="true" loext:opacity="0%" style:font-name="Times New Roman" fo:font-size="14pt" fo:language="ru" fo:country="RU" officeooo:rsid="00237a1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2" style:family="text">
      <style:text-properties style:use-window-font-color="true" loext:opacity="0%" style:font-name="Times New Roman" fo:font-size="14pt" fo:language="ru" fo:country="RU" officeooo:rsid="0026e609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3" style:family="text">
      <style:text-properties style:use-window-font-color="true" loext:opacity="0%" style:font-name="Times New Roman" fo:font-size="14pt" fo:language="ru" fo:country="RU" officeooo:rsid="002a1de4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4" style:family="text">
      <style:text-properties style:use-window-font-color="true" loext:opacity="0%" style:font-name="Times New Roman" fo:font-size="14pt" fo:language="ru" fo:country="RU" officeooo:rsid="002ac817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5" style:family="text">
      <style:text-properties style:use-window-font-color="true" loext:opacity="0%" style:font-name="Times New Roman" fo:font-size="14pt" fo:language="ru" fo:country="RU" fo:font-style="italic" officeooo:rsid="0026e609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36" style:family="text">
      <style:text-properties style:use-window-font-color="true" loext:opacity="0%" style:font-name="Times New Roman" fo:font-size="14pt" fo:language="en" fo:country="US" fo:font-style="italic" officeooo:rsid="0022ccf2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37" style:family="text">
      <style:text-properties style:use-window-font-color="true" loext:opacity="0%" style:font-name="Times New Roman" fo:language="ru" fo:country="RU" fo:font-weight="normal" officeooo:rsid="002ac817" style:letter-kerning="tru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38" style:family="text">
      <style:text-properties style:font-name="Times New Roman" fo:language="ru" fo:country="RU" officeooo:rsid="0014e5ef" style:letter-kerning="true" style:font-name-asian="Times New Roman" style:language-asian="zh" style:country-asian="CN" style:font-name-complex="Times New Roman" style:language-complex="ar" style:country-complex="SA"/>
    </style:style>
    <style:style style:name="T39" style:family="text">
      <style:text-properties style:font-name="Times New Roman" fo:language="ru" fo:country="RU" officeooo:rsid="0026e609" style:letter-kerning="true" style:font-name-asian="Times New Roman" style:language-asian="zh" style:country-asian="CN" style:font-name-complex="Times New Roman" style:language-complex="ar" style:country-complex="SA"/>
    </style:style>
    <style:style style:name="T40" style:family="text">
      <style:text-properties style:font-name="Times New Roman" fo:language="ru" fo:country="RU" officeooo:rsid="002450de" style:letter-kerning="true" style:font-name-asian="Times New Roman" style:language-asian="zh" style:country-asian="CN" style:font-name-complex="Times New Roman" style:language-complex="ar" style:country-complex="SA"/>
    </style:style>
    <style:style style:name="T41" style:family="text">
      <style:text-properties style:font-name="Times New Roman" fo:language="ru" fo:country="RU" officeooo:rsid="0015593b" style:letter-kerning="true" style:font-name-asian="Times New Roman" style:language-asian="zh" style:country-asian="CN" style:font-name-complex="Times New Roman" style:language-complex="ar" style:country-complex="SA" style:font-weight-complex="bold"/>
    </style:style>
    <style:style style:name="T42" style:family="text">
      <style:text-properties style:font-name="Times New Roman" fo:language="ru" fo:country="RU" officeooo:rsid="002ac817" style:letter-kerning="true" style:font-name-asian="Times New Roman" style:language-asian="zh" style:country-asian="CN" style:font-name-complex="Times New Roman" style:language-complex="ar" style:country-complex="SA" style:font-weight-complex="bold"/>
    </style:style>
    <style:style style:name="T43" style:family="text">
      <style:text-properties style:font-name="Times New Roman" fo:language="ru" fo:country="RU" officeooo:rsid="002a1de4" style:letter-kerning="true" style:font-name-asian="Times New Roman" style:language-asian="zh" style:country-asian="CN" style:font-name-complex="Times New Roman" style:language-complex="ar" style:country-complex="SA"/>
    </style:style>
    <style:style style:name="T44" style:family="text">
      <style:text-properties style:font-name="Times New Roman" fo:language="ru" fo:country="RU" officeooo:rsid="002a69ac" style:letter-kerning="true" style:font-name-asian="Times New Roman" style:language-asian="zh" style:country-asian="CN" style:font-name-complex="Times New Roman" style:language-complex="ar" style:country-complex="SA"/>
    </style:style>
    <style:style style:name="T45" style:family="text">
      <style:text-properties style:font-name="Times New Roman" fo:language="ru" fo:country="RU" officeooo:rsid="002ac817" style:letter-kerning="true" style:font-name-asian="Times New Roman" style:language-asian="zh" style:country-asian="CN" style:font-name-complex="Times New Roman" style:language-complex="ar" style:country-complex="SA"/>
    </style:style>
    <style:style style:name="T46" style:family="text">
      <style:text-properties officeooo:rsid="0015593b"/>
    </style:style>
    <style:style style:name="T47" style:family="text">
      <style:text-properties officeooo:rsid="002450de"/>
    </style:style>
    <style:style style:name="T48" style:family="text">
      <style:text-properties officeooo:rsid="0028523d"/>
    </style:style>
    <style:style style:name="T49" style:family="text">
      <style:text-properties officeooo:rsid="002a69ac"/>
    </style:style>
    <style:style style:name="T50" style:family="text">
      <style:text-properties officeooo:rsid="002ac8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5"><text:s text:c="12"/></text:span><text:span text:style-name="T4">МИНОБРНАУКИ РОССИИ</text:span>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12">Кафедра </text:span><text:span text:style-name="T19">МО ЭВМ</text:span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22"><text:span text:style-name="Название_20_книги"><text:span text:style-name="T6">отчет</text:span></text:span></text:p>
      <text:p text:style-name="P3"><text:span text:style-name="T12">по лабораторной работе</text:span><text:span text:style-name="T25"> </text:span><text:span text:style-name="T19">№</text:span><text:span text:style-name="T21">5</text:span></text:p>
      <text:p text:style-name="P3"><text:span text:style-name="T12">по дисциплине </text:span><text:span text:style-name="T19">«Построение и анализ алгоритмов»</text:span></text:p>
      <text:p text:style-name="P3"><text:span text:style-name="Название_20_книги"><text:span text:style-name="T26">Тема: </text:span></text:span><text:span text:style-name="Название_20_книги"><text:span text:style-name="T27">Алгоритм </text:span></text:span><text:span text:style-name="Название_20_книги"><text:span text:style-name="T28">Ахо-Корасик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7">Студент гр. </text:span><text:span text:style-name="T20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0"><text:span text:style-name="T29">Ноздрин</text:span> <text:span text:style-name="T29">В</text:span>.<text:span text:style-name="T29">Я</text:span>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0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3">202<text:span text:style-name="T38">1</text:span></text:p>
      <text:p text:style-name="P5"/>
      <text:p text:style-name="P15">Цель работы.</text:p>
      <text:p text:style-name="P19"><text:span text:style-name="T46">Реализовать </text:span><text:span text:style-name="T48">а</text:span><text:span text:style-name="T46">лгоритм </text:span><text:span text:style-name="T44">Ахо-Корасик</text:span><text:span text:style-name="T46"> </text:span><text:span text:style-name="T48">и оценить его сложность.</text:span></text:p>
      <text:p text:style-name="P28">Задание <text:span text:style-name="T49">1</text:span>.</text:p>
      <text:p text:style-name="P27">Разработайте программу, <text:s/>решающую задачу точного поиска набора образцов.</text:p>
      <text:p text:style-name="P27">Вход:</text:p>
      <text:p text:style-name="P27">Первая строка содержит текст ( 1 ≤∣T∣≤100000 ).</text:p>
      <text:p text:style-name="P27">Вторая - число n (1 ≤ n ≤ 3000), каждая следующая из nn строк содержит шаблон из набора P={p1,…,pn} 1 ≤∣pi∣≤75</text:p>
      <text:p text:style-name="P27">Все строки содержат символы из алфавита {A,C,G,T,N}</text:p>
      <text:p text:style-name="P27">Выход:</text:p>
      <text:p text:style-name="P27">Все вхождения образцов из P в T.</text:p>
      <text:p text:style-name="P27">Каждое вхождение образца в текст представить в виде двух чисел - <text:s/>i p</text:p>
      <text:p text:style-name="P27">Где i - позиция в тексте (нумерация начинается с 1), с которой начинается вхождение образца с номером p</text:p>
      <text:p text:style-name="P27">(нумерация образцов начинается с 1).</text:p>
      <text:p text:style-name="P27">Строки выхода должны быть отсортированы по возрастанию, сначала номера позиции, затем номера шаблона.</text:p>
      <text:p text:style-name="P28">Задание <text:span text:style-name="T44">2</text:span>.</text:p>
      <text:p text:style-name="P27">Используя реализацию точного множественного поиска, решите задачу точного поиска для одного образца с джокером.</text:p>
      <text:p text:style-name="P27">В шаблоне встречается специальный символ, именуемый джокером (wild card), который "совпадает" с любым символом. По заданному содержащему шаблоны образцу P необходимо найти все вхождения Р в текст Т.</text:p>
      <text:p text:style-name="P27">Например, образец аb??с?аb??с? с джокером ?? встречается дважды в тексте xabvccbababcax.</text:p>
      <text:p text:style-name="P27">Символ джокер не входит в алфавит, символы которого используются в T. Каждый джокер соответствует одному символу, а не подстроке неопределённой длины. В шаблон входит хотя бы один символ не джокер, т.е. шаблоны вида ??? недопустимы.</text:p>
      <text:p text:style-name="P27"><text:soft-page-break/>Все строки содержат символы из алфавита {A,C,G,T,N}</text:p>
      <text:p text:style-name="P27">Вход:</text:p>
      <text:p text:style-name="P27">Текст (T, 1≤∣T∣≤100000 )</text:p>
      <text:p text:style-name="P27">Шаблон (P, 1≤∣P∣≤40)</text:p>
      <text:p text:style-name="P27">Символ джокера</text:p>
      <text:p text:style-name="P27">Выход:</text:p>
      <text:p text:style-name="P27">Строки с номерами позиций вхождений шаблона (каждая строка содержит только один номер).</text:p>
      <text:p text:style-name="P27">Номера должны выводиться в порядке возрастания.</text:p>
      <text:p text:style-name="P26"/>
      <text:p text:style-name="P29">Описание алгоритма.</text:p>
      <text:p text:style-name="P14">Для решения задачи был реализован алгоритм <text:span text:style-name="T24">Ахо-Корасик</text:span><text:span text:style-name="T22"> </text:span><text:span text:style-name="T23">для поиска вхождений строк-образц</text:span><text:span text:style-name="T24">ов из заданного словаря</text:span><text:span text:style-name="T23"> в тексте</text:span>. <text:span text:style-name="T49">Идея алгоритма в том, чтобы по словарю построить конечный автомат, которому затем передается строка-текст. Если автомат приходит в конечное состояние, найдено вхождение.</text:span></text:p>
      <text:p text:style-name="P18"><text:span text:style-name="T1">Оценка сложности </text:span><text:span text:style-name="T2">жадного </text:span><text:span text:style-name="T1">алгоритма.</text:span></text:p>
      <text:p text:style-name="P24"><text:span text:style-name="T37">Алгоритм имеет линейную сложность O(l+n+k), где l — длина текста, n — общая длина всех слов в словаре, умноженная на размер алфавита, а k — общая длина всех вхождений.</text:span><text:tab/></text:p>
      <text:p text:style-name="P17">Описание функций и структур данных.</text:p>
      <text:p text:style-name="P16"><text:span text:style-name="T36">class</text:span><text:span text:style-name="T17"> </text:span><text:span text:style-name="T35">AhoCorasick</text:span><text:span text:style-name="T8"> – </text:span><text:span text:style-name="T34">класс-оболочка для алгоритма в конструкторе добавляются строки в словарь и строятся суффиксные ссылки</text:span><text:span text:style-name="T9">. </text:span><text:span text:style-name="T11">Далее вызывается поиск от строки.</text:span></text:p>
      <text:p text:style-name="P16"><text:span text:style-name="T18">struct Node</text:span><text:span text:style-name="T8"> – </text:span><text:span text:style-name="T11">с</text:span><text:span text:style-name="T34">труктура, на которой строится конечный автомат как дерево с ссылками.</text:span></text:p>
      <text:p text:style-name="P17">Выводы.</text:p>
      <text:p text:style-name="P20">Применен на практике алгоритм поиска <text:span text:style-name="T43">вхождений </text:span><text:span text:style-name="T45">строк заданного словаря</text:span><text:span text:style-name="T43"> в те</text:span><text:span text:style-name="T45">к</text:span><text:span text:style-name="T43">ст</text:span><text:span text:style-name="T45">е</text:span>. <text:span text:style-name="T47">Исследован алгоритм </text:span><text:span text:style-name="T42">Ахо-Корасик </text:span><text:span text:style-name="T39">на предмет </text:span><text:span text:style-name="T40">сложности</text:span><text:span text:style-name="T47">.</text:span></text:p>
      <text:p text:style-name="P21"/>
      <text:p text:style-name="P23"><text:span text:style-name="Название_20_книги">П</text:span><text:span text:style-name="Название_20_книги"><text:span text:style-name="T3">риложение А</text:span></text:span></text:p>
      <text:p text:style-name="P22"><text:span text:style-name="Название_20_книги"><text:span text:style-name="T3">Исходный код программы</text:span></text:span></text:p>
      <text:p text:style-name="P11"><text:span text:style-name="T13">Файл</text:span><text:span text:style-name="T16"> main.cpp:</text:span></text:p>
      <text:p text:style-name="P12">#include &lt;iostream&gt;</text:p>
      <text:p text:style-name="P12">#include &lt;vector&gt;</text:p>
      <text:p text:style-name="P12"/>
      <text:p text:style-name="P12">#define KMP 1</text:p>
      <text:p text:style-name="P12"/>
      <text:p text:style-name="P12">void print(std::vector&lt;size_t&gt; numbers) {</text:p>
      <text:p text:style-name="P12"><text:s text:c="2"/>for (int i = 0; i &lt; numbers.size(); i++) {</text:p>
      <text:p text:style-name="P12"><text:s text:c="4"/>if (i == 0)</text:p>
      <text:p text:style-name="P12"><text:s text:c="6"/>std::cout &lt;&lt; numbers[i];</text:p>
      <text:p text:style-name="P12"><text:s text:c="4"/>else</text:p>
      <text:p text:style-name="P12"><text:s text:c="6"/>std::cout &lt;&lt; "," &lt;&lt; numbers[i];</text:p>
      <text:p text:style-name="P12"><text:s text:c="2"/>}</text:p>
      <text:p text:style-name="P12"><text:s text:c="2"/>std::cout &lt;&lt; "\n";</text:p>
      <text:p text:style-name="P12">}</text:p>
      <text:p text:style-name="P12"/>
      <text:p text:style-name="P12">std::vector&lt;size_t&gt; prefixFunction(const std::string&amp; str) {</text:p>
      <text:p text:style-name="P12"><text:s text:c="2"/>std::vector&lt;size_t&gt; prefixValues(str.length());</text:p>
      <text:p text:style-name="P12"><text:s text:c="2"/>for (int i = 1; i &lt; str.size(); i++) {</text:p>
      <text:p text:style-name="P12"><text:s text:c="4"/>size_t counter = prefixValues[i-1];</text:p>
      <text:p text:style-name="P12"><text:s text:c="4"/>while (counter &gt; 0 &amp;&amp; str[counter] != str[i])</text:p>
      <text:p text:style-name="P12"><text:s text:c="6"/>counter = prefixValues[counter-1];</text:p>
      <text:p text:style-name="P12"><text:s text:c="4"/>if (str[i] == str[counter])</text:p>
      <text:p text:style-name="P12"><text:s text:c="6"/>counter++;</text:p>
      <text:p text:style-name="P12"><text:s text:c="4"/>prefixValues[i]=counter;</text:p>
      <text:p text:style-name="P12"><text:s text:c="2"/>}</text:p>
      <text:p text:style-name="P12"><text:s text:c="2"/>return prefixValues;</text:p>
      <text:p text:style-name="P12">}</text:p>
      <text:p text:style-name="P12"/>
      <text:p text:style-name="P12">std::vector&lt;size_t&gt; kmp(std::string&amp; sample, std::string&amp; text) {</text:p>
      <text:p text:style-name="P12"><text:s text:c="2"/>std::vector&lt;size_t&gt; result;</text:p>
      <text:p text:style-name="P12"><text:s text:c="2"/>std::vector&lt;size_t&gt; samplePrefixValues = prefixFunction(sample);</text:p>
      <text:p text:style-name="P12"><text:s text:c="2"/>size_t sampleInd = 0;</text:p>
      <text:p text:style-name="P12"><text:s text:c="2"/>for (size_t textInd = 0; textInd &lt; text.size(); textInd++) {</text:p>
      <text:p text:style-name="P12"><text:s text:c="4"/>if (text[textInd] == sample[sampleInd]) {</text:p>
      <text:p text:style-name="P12"><text:s text:c="6"/>sampleInd++;</text:p>
      <text:p text:style-name="P12"><text:s text:c="6"/>if (sampleInd == sample.size()) {</text:p>
      <text:p text:style-name="P12"><text:s text:c="8"/>result.push_back(textInd-sample.size()+1);</text:p>
      <text:p text:style-name="P12"><text:s text:c="6"/>}</text:p>
      <text:p text:style-name="P12"><text:s text:c="6"/>continue;</text:p>
      <text:p text:style-name="P12"><text:s text:c="4"/>}</text:p>
      <text:p text:style-name="P12"><text:s text:c="4"/>if (sampleInd == 0) continue;</text:p>
      <text:p text:style-name="P12"><text:s text:c="4"/>sampleInd = samplePrefixValues[sampleInd-1];</text:p>
      <text:p text:style-name="P12"><text:s text:c="4"/>textInd--;</text:p>
      <text:p text:style-name="P12"><text:s text:c="2"/>}</text:p>
      <text:p text:style-name="P12"><text:s text:c="2"/>if (result.empty())</text:p>
      <text:p text:style-name="P12"><text:s text:c="4"/>result.push_back(-1);</text:p>
      <text:p text:style-name="P12"><text:s text:c="2"/>return result;</text:p>
      <text:p text:style-name="P12">}</text:p>
      <text:p text:style-name="P12"/>
      <text:p text:style-name="P12">int isCyclicShift(std::string&amp; sample, std::string&amp; text) {</text:p>
      <text:p text:style-name="P12"><text:s text:c="2"/>if (sample.length()!=text.length())</text:p>
      <text:p text:style-name="P12"><text:s text:c="4"/>return -1;</text:p>
      <text:p text:style-name="P12"><text:soft-page-break/><text:s text:c="2"/>if (sample == text)</text:p>
      <text:p text:style-name="P12"><text:s text:c="4"/>return 0;</text:p>
      <text:p text:style-name="P12"><text:s text:c="2"/>std::vector&lt;size_t&gt; result;</text:p>
      <text:p text:style-name="P12"><text:s text:c="2"/>std::vector&lt;size_t&gt; samplePrefixValues = prefixFunction(sample);</text:p>
      <text:p text:style-name="P12"><text:s text:c="2"/>size_t sampleInd = 0;</text:p>
      <text:p text:style-name="P12"><text:s text:c="2"/>for (size_t textInd = 0; textInd &lt; 2*text.size(); textInd++) {</text:p>
      <text:p text:style-name="P12"><text:s text:c="4"/>if (text[textInd%text.size()] == sample[sampleInd]) {</text:p>
      <text:p text:style-name="P12"><text:s text:c="6"/>sampleInd++;</text:p>
      <text:p text:style-name="P12"><text:s text:c="6"/>if (sampleInd == sample.size()) {</text:p>
      <text:p text:style-name="P12"><text:s text:c="8"/>return textInd-sample.size()+1;</text:p>
      <text:p text:style-name="P12"><text:s text:c="6"/>}</text:p>
      <text:p text:style-name="P12"><text:s text:c="6"/>continue;</text:p>
      <text:p text:style-name="P12"><text:s text:c="4"/>}</text:p>
      <text:p text:style-name="P12"><text:s text:c="4"/>if (sampleInd == 0) continue;</text:p>
      <text:p text:style-name="P12"><text:s text:c="4"/>sampleInd = samplePrefixValues[sampleInd-1];</text:p>
      <text:p text:style-name="P12"><text:s text:c="4"/>textInd--;</text:p>
      <text:p text:style-name="P12"><text:s text:c="2"/>}</text:p>
      <text:p text:style-name="P12"><text:s text:c="2"/>return -1;</text:p>
      <text:p text:style-name="P12">}</text:p>
      <text:p text:style-name="P12"/>
      <text:p text:style-name="P12"/>
      <text:p text:style-name="P12">int main() {</text:p>
      <text:p text:style-name="P12"><text:s text:c="2"/>std::string sample, text;</text:p>
      <text:p text:style-name="P12"><text:s text:c="2"/>std::cin &gt;&gt; sample &gt;&gt; text;</text:p>
      <text:p text:style-name="P12">#if KMP</text:p>
      <text:p text:style-name="P12"><text:s text:c="2"/>auto result = kmp(sample, text);</text:p>
      <text:p text:style-name="P12"><text:s text:c="2"/>print(result);</text:p>
      <text:p text:style-name="P12">#else</text:p>
      <text:p text:style-name="P12"><text:s text:c="2"/>std:: cout &lt;&lt; isCyclicShift(sample, text);</text:p>
      <text:p text:style-name="P12"><text:s text:c="2"/>return 0;</text:p>
      <text:p text:style-name="P12">#endif</text:p>
      <text:p text:style-name="P1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size="14pt" style:font-size-asian="14pt" style:font-size-complex="14pt" style:font-weight-complex="bold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21-03-21T00:27:00</meta:creation-date>
    <dc:date>2021-10-02T01:13:35.662535974</dc:date>
    <meta:print-date>2021-03-21T00:27:00</meta:print-date>
    <meta:editing-cycles>16</meta:editing-cycles>
    <meta:editing-duration>P1DT6H55M</meta:editing-duration>
    <meta:generator>LibreOffice/7.1.6.2.0$Linux_X86_64 LibreOffice_project/10$Build-2</meta:generator>
    <meta:document-statistic meta:table-count="1" meta:image-count="0" meta:object-count="0" meta:page-count="6" meta:paragraph-count="133" meta:word-count="644" meta:character-count="4922" meta:non-whitespace-character-count="4167"/>
  </office:meta>
</office:document-meta>
</file>